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00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ellipse draw:style-name="gr1" draw:text-style-name="P2" xml:id="id1" draw:id="id1" draw:layer="layout" svg:width="4.209cm" svg:height="0.532cm" svg:x="2.235cm" svg:y="0.626cm">
          <text:p text:style-name="P1"><text:span text:style-name="T1">assignment statement</text:span></text:p>
        </draw:ellipse>
        <draw:ellipse draw:style-name="gr1" draw:text-style-name="P2" xml:id="id2" draw:id="id2" draw:layer="layout" svg:width="1.778cm" svg:height="0.532cm" svg:x="0.615cm" svg:y="4.891cm">
          <text:p text:style-name="P1"><text:span text:style-name="T1">identifier</text:span></text:p>
        </draw:ellipse>
        <draw:ellipse draw:style-name="gr1" draw:text-style-name="P2" xml:id="id5" draw:id="id5" draw:layer="layout" svg:width="2.081cm" svg:height="0.532cm" svg:x="3.793cm" svg:y="3.693cm">
          <text:p text:style-name="P1"><text:span text:style-name="T1">expression</text:span></text:p>
        </draw:ellipse>
        <draw:ellipse draw:style-name="gr1" draw:text-style-name="P2" xml:id="id10" draw:id="id10" draw:layer="layout" svg:width="2.081cm" svg:height="0.532cm" svg:x="7.825cm" svg:y="2.683cm">
          <text:p text:style-name="P1"><text:span text:style-name="T1">expression</text:span></text:p>
        </draw:ellipse>
        <draw:ellipse draw:style-name="gr1" draw:text-style-name="P2" xml:id="id7" draw:id="id7" draw:layer="layout" svg:width="2.081cm" svg:height="0.532cm" svg:x="6.507cm" svg:y="3.693cm">
          <text:p text:style-name="P1"><text:span text:style-name="T1">expression</text:span></text:p>
        </draw:ellipse>
        <draw:ellipse draw:style-name="gr1" draw:text-style-name="P2" xml:id="id12" draw:id="id12" draw:layer="layout" svg:width="2.081cm" svg:height="0.532cm" svg:x="9.409cm" svg:y="3.693cm">
          <text:p text:style-name="P1"><text:span text:style-name="T1">expression</text:span></text:p>
        </draw:ellipse>
        <draw:ellipse draw:style-name="gr1" draw:text-style-name="P2" xml:id="id4" draw:id="id4" draw:layer="layout" svg:width="2.081cm" svg:height="0.532cm" svg:x="5.225cm" svg:y="1.535cm">
          <text:p text:style-name="P1"><text:span text:style-name="T1">expression</text:span></text:p>
        </draw:ellipse>
        <draw:rect draw:style-name="gr2" draw:text-style-name="P2" xml:id="id16" draw:id="id16" draw:layer="layout" svg:width="1.44cm" svg:height="0.472cm" svg:x="0.784cm" svg:y="5.913cm">
          <text:p text:style-name="P1"><text:span text:style-name="T1">position</text:span></text:p>
        </draw:rect>
        <draw:rect draw:style-name="gr2" draw:text-style-name="P2" xml:id="id3" draw:id="id3" draw:layer="layout" svg:width="0.641cm" svg:height="0.472cm" svg:x="2.828cm" svg:y="5.913cm">
          <text:p text:style-name="P1"><text:span text:style-name="T1">:=</text:span></text:p>
        </draw:rect>
        <draw:ellipse draw:style-name="gr1" draw:text-style-name="P2" xml:id="id6" draw:id="id6" draw:layer="layout" svg:width="1.778cm" svg:height="0.532cm" svg:x="3.944cm" svg:y="4.891cm">
          <text:p text:style-name="P1"><text:span text:style-name="T1">identifier</text:span></text:p>
        </draw:ellipse>
        <draw:rect draw:style-name="gr2" draw:text-style-name="P2" draw:layer="layout" svg:width="1.44cm" svg:height="0.472cm" svg:x="4.113cm" svg:y="5.913cm">
          <text:p text:style-name="P1"><text:span text:style-name="T1">initial</text:span></text:p>
        </draw:rect>
        <draw:rect draw:style-name="gr2" draw:text-style-name="P2" xml:id="id13" draw:id="id13" draw:layer="layout" svg:width="0.641cm" svg:height="0.472cm" svg:x="5.792cm" svg:y="5.913cm">
          <text:p text:style-name="P1"><text:span text:style-name="T1">+</text:span></text:p>
        </draw:rect>
        <draw:rect draw:style-name="gr2" draw:text-style-name="P2" xml:id="id11" draw:id="id11" draw:layer="layout" svg:width="0.641cm" svg:height="0.472cm" svg:x="8.545cm" svg:y="5.913cm">
          <text:p text:style-name="P1"><text:span text:style-name="T1">*</text:span></text:p>
        </draw:rect>
        <draw:ellipse draw:style-name="gr1" draw:text-style-name="P2" xml:id="id8" draw:id="id8" draw:layer="layout" svg:width="1.778cm" svg:height="0.532cm" svg:x="6.658cm" svg:y="4.891cm">
          <text:p text:style-name="P1"><text:span text:style-name="T1">identifier</text:span></text:p>
        </draw:ellipse>
        <draw:ellipse draw:style-name="gr1" draw:text-style-name="P2" xml:id="id14" draw:id="id14" draw:layer="layout" svg:width="1.778cm" svg:height="0.532cm" svg:x="9.56cm" svg:y="4.891cm">
          <text:p text:style-name="P1"><text:span text:style-name="T1">number</text:span></text:p>
        </draw:ellipse>
        <draw:rect draw:style-name="gr2" draw:text-style-name="P2" xml:id="id9" draw:id="id9" draw:layer="layout" svg:width="1.44cm" svg:height="0.472cm" svg:x="6.827cm" svg:y="5.913cm">
          <text:p text:style-name="P1"><text:span text:style-name="T1">rate</text:span></text:p>
        </draw:rect>
        <draw:rect draw:style-name="gr2" draw:text-style-name="P2" xml:id="id15" draw:id="id15" draw:layer="layout" svg:width="0.641cm" svg:height="0.472cm" svg:x="10.129cm" svg:y="5.913cm">
          <text:p text:style-name="P1"><text:span text:style-name="T1">60</text:span></text:p>
        </draw:rect>
        <draw:connector draw:style-name="gr3" draw:text-style-name="P3" draw:layer="layout" draw:type="curve" svg:x1="4.339cm" svg:y1="1.158cm" svg:x2="1.504cm" svg:y2="4.891cm" draw:start-shape="id1" draw:start-glue-point="2" draw:end-shape="id2" draw:end-glue-point="0" svg:d="m4339 1158c0 2800-2835 934-2835 3733">
          <text:p/>
        </draw:connector>
        <draw:connector draw:style-name="gr3" draw:text-style-name="P3" draw:layer="layout" draw:type="curve" svg:x1="3.148cm" svg:y1="5.913cm" svg:x2="4.339cm" svg:y2="1.158cm" draw:start-shape="id3" draw:start-glue-point="0" draw:end-shape="id1" draw:end-glue-point="2" svg:d="m3148 5913c0-3565 1191-1188 1191-4755">
          <text:p/>
        </draw:connector>
        <draw:connector draw:style-name="gr3" draw:text-style-name="P3" draw:layer="layout" draw:type="curve" svg:x1="4.339cm" svg:y1="1.158cm" svg:x2="6.265cm" svg:y2="1.535cm" draw:start-shape="id1" draw:start-glue-point="2" draw:end-shape="id4" draw:end-glue-point="0" svg:d="m4339 1158c0 283 1926 95 1926 377">
          <text:p/>
        </draw:connector>
        <draw:connector draw:style-name="gr3" draw:text-style-name="P3" draw:layer="layout" draw:type="curve" svg:x1="6.265cm" svg:y1="2.067cm" svg:x2="4.833cm" svg:y2="3.693cm" draw:start-shape="id4" draw:start-glue-point="2" draw:end-shape="id5" draw:end-glue-point="0" svg:d="m6265 2067c0 1219-1432 407-1432 1626">
          <text:p/>
        </draw:connector>
        <draw:connector draw:style-name="gr3" draw:text-style-name="P3" draw:layer="layout" draw:type="curve" svg:x1="4.833cm" svg:y1="4.225cm" svg:x2="4.833cm" svg:y2="4.891cm" draw:start-shape="id5" draw:start-glue-point="2" draw:end-shape="id6" draw:end-glue-point="0" svg:d="m4833 4225v666">
          <text:p/>
        </draw:connector>
        <draw:connector draw:style-name="gr3" draw:text-style-name="P3" draw:layer="layout" draw:type="curve" svg:x1="4.833cm" svg:y1="5.423cm" svg:x2="4.824cm" svg:y2="5.743cm" draw:start-shape="id6" draw:start-glue-point="2" svg:d="m4833 5423c0 751-9 591-9 320">
          <text:p/>
        </draw:connector>
        <draw:connector draw:style-name="gr3" draw:text-style-name="P3" draw:layer="layout" draw:type="curve" svg:x1="7.547cm" svg:y1="4.225cm" svg:x2="7.547cm" svg:y2="4.891cm" draw:start-shape="id7" draw:start-glue-point="2" draw:end-shape="id8" draw:end-glue-point="0" svg:d="m7547 4225v666">
          <text:p/>
        </draw:connector>
        <draw:connector draw:style-name="gr3" draw:text-style-name="P3" draw:layer="layout" draw:type="curve" svg:x1="7.547cm" svg:y1="5.423cm" svg:x2="7.547cm" svg:y2="5.913cm" draw:start-shape="id8" draw:start-glue-point="2" draw:end-shape="id9" draw:end-glue-point="0" svg:d="m7547 5423v490">
          <text:p/>
        </draw:connector>
        <draw:connector draw:style-name="gr3" draw:text-style-name="P3" draw:layer="layout" draw:type="curve" svg:x1="8.865cm" svg:y1="3.215cm" svg:x2="8.865cm" svg:y2="5.913cm" draw:start-shape="id10" draw:start-glue-point="2" draw:end-shape="id11" draw:end-glue-point="0" svg:d="m8865 3215v2698">
          <text:p/>
        </draw:connector>
        <draw:connector draw:style-name="gr3" draw:text-style-name="P3" draw:layer="layout" draw:type="curve" svg:x1="8.865cm" svg:y1="3.215cm" svg:x2="7.547cm" svg:y2="3.693cm" draw:start-shape="id10" draw:start-glue-point="2" draw:end-shape="id7" draw:end-glue-point="0" svg:d="m8865 3215c0 358-1318 120-1318 478">
          <text:p/>
        </draw:connector>
        <draw:connector draw:style-name="gr3" draw:text-style-name="P3" draw:layer="layout" draw:type="curve" draw:line-skew="-1.35cm -1.851cm 0.239cm" svg:x1="8.865cm" svg:y1="3.215cm" svg:x2="10.449cm" svg:y2="3.693cm" draw:start-shape="id10" draw:start-glue-point="2" draw:end-shape="id12" draw:end-glue-point="0" svg:d="m8865 3215c0 241 1275 161 1275 188s309-103 309 290">
          <text:p/>
        </draw:connector>
        <draw:connector draw:style-name="gr3" draw:text-style-name="P3" draw:layer="layout" draw:type="curve" svg:x1="6.112cm" svg:y1="5.913cm" svg:x2="6.265cm" svg:y2="2.067cm" draw:start-shape="id13" draw:start-glue-point="0" draw:end-shape="id4" draw:end-glue-point="2" svg:d="m6112 5913c0-2884 153-962 153-3846">
          <text:p/>
        </draw:connector>
        <draw:connector draw:style-name="gr3" draw:text-style-name="P3" draw:layer="layout" draw:type="curve" draw:line-skew="-1.439cm -2.337cm 0.155cm" svg:x1="6.265cm" svg:y1="2.067cm" svg:x2="8.865cm" svg:y2="2.683cm" draw:start-shape="id4" draw:start-glue-point="2" draw:end-shape="id10" draw:end-glue-point="0" svg:d="m6265 2067c0 315 1805 210 1805 240s795-143 795 376">
          <text:p/>
        </draw:connector>
        <draw:connector draw:style-name="gr3" draw:text-style-name="P3" draw:layer="layout" draw:type="curve" svg:x1="10.449cm" svg:y1="4.225cm" svg:x2="10.449cm" svg:y2="4.891cm" draw:start-shape="id12" draw:start-glue-point="2" draw:end-shape="id14" draw:end-glue-point="0" svg:d="m10449 4225v666">
          <text:p/>
        </draw:connector>
        <draw:connector draw:style-name="gr3" draw:text-style-name="P3" draw:layer="layout" draw:type="curve" svg:x1="10.449cm" svg:y1="5.423cm" svg:x2="10.449cm" svg:y2="5.913cm" draw:start-shape="id14" draw:start-glue-point="2" draw:end-shape="id15" draw:end-glue-point="0" svg:d="m10449 5423v490">
          <text:p/>
        </draw:connector>
        <draw:connector draw:style-name="gr3" draw:text-style-name="P3" draw:layer="layout" draw:type="curve" svg:x1="1.504cm" svg:y1="5.423cm" svg:x2="1.504cm" svg:y2="5.913cm" draw:start-shape="id2" draw:start-glue-point="2" draw:end-shape="id16" draw:end-glue-point="0" svg:d="m1504 5423v490">
          <text:p/>
        </draw:connector>
        <draw:ellipse draw:style-name="gr4" draw:text-style-name="P2" xml:id="id17" draw:id="id17" draw:layer="layout" svg:width="2.334cm" svg:height="0.532cm" svg:x="13.034cm" svg:y="0.759cm">
          <text:p text:style-name="P1"><text:span text:style-name="T1">assign </text:span></text:p>
        </draw:ellipse>
        <draw:ellipse draw:style-name="gr4" draw:text-style-name="P2" xml:id="id19" draw:id="id19" draw:layer="layout" svg:width="0.62cm" svg:height="0.532cm" svg:x="12.381cm" svg:y="1.902cm">
          <text:p text:style-name="P1"><text:span text:style-name="T1">id</text:span></text:p>
        </draw:ellipse>
        <draw:rect draw:style-name="gr2" draw:text-style-name="P2" xml:id="id24" draw:id="id24" draw:layer="layout" svg:width="1.44cm" svg:height="0.472cm" svg:x="12.038cm" svg:y="5.897cm">
          <text:p text:style-name="P1"><text:span text:style-name="T1">position</text:span></text:p>
        </draw:rect>
        <draw:ellipse draw:style-name="gr4" draw:text-style-name="P2" xml:id="id20" draw:id="id20" draw:layer="layout" svg:width="0.724cm" svg:height="0.527cm" svg:x="14.63cm" svg:y="4.718cm">
          <text:p text:style-name="P1"><text:span text:style-name="T1">id</text:span></text:p>
        </draw:ellipse>
        <draw:ellipse draw:style-name="gr4" draw:text-style-name="P2" xml:id="id21" draw:id="id21" draw:layer="layout" svg:width="0.823cm" svg:height="0.532cm" svg:x="17.676cm" svg:y="3.337cm">
          <text:p text:style-name="P1"><text:span text:style-name="T1">mul</text:span></text:p>
        </draw:ellipse>
        <draw:ellipse draw:style-name="gr4" draw:text-style-name="P2" xml:id="id18" draw:id="id18" draw:layer="layout" svg:width="0.976cm" svg:height="0.532cm" svg:x="15.857cm" svg:y="1.875cm">
          <text:p text:style-name="P1"><text:span text:style-name="T1">add</text:span></text:p>
        </draw:ellipse>
        <draw:rect draw:style-name="gr2" draw:text-style-name="P2" xml:id="id25" draw:id="id25" draw:layer="layout" svg:width="1.44cm" svg:height="0.472cm" svg:x="14.319cm" svg:y="5.927cm">
          <text:p text:style-name="P1"><text:span text:style-name="T1">initial</text:span></text:p>
        </draw:rect>
        <draw:ellipse draw:style-name="gr4" draw:text-style-name="P2" xml:id="id22" draw:id="id22" draw:layer="layout" svg:width="0.7cm" svg:height="0.532cm" svg:x="16.828cm" svg:y="4.727cm">
          <text:p text:style-name="P1"><text:span text:style-name="T1">id</text:span></text:p>
        </draw:ellipse>
        <draw:rect draw:style-name="gr2" draw:text-style-name="P2" xml:id="id26" draw:id="id26" draw:layer="layout" svg:width="1.44cm" svg:height="0.472cm" svg:x="16.441cm" svg:y="5.928cm">
          <text:p text:style-name="P1"><text:span text:style-name="T1">rate</text:span></text:p>
        </draw:rect>
        <draw:ellipse draw:style-name="gr4" draw:text-style-name="P2" xml:id="id23" draw:id="id23" draw:layer="layout" svg:width="0.976cm" svg:height="0.532cm" svg:x="19.052cm" svg:y="4.743cm">
          <text:p text:style-name="P1"><text:span text:style-name="T1">num</text:span></text:p>
        </draw:ellipse>
        <draw:rect draw:style-name="gr2" draw:text-style-name="P2" xml:id="id27" draw:id="id27" draw:layer="layout" svg:width="0.641cm" svg:height="0.472cm" svg:x="19.226cm" svg:y="5.913cm">
          <text:p text:style-name="P1"><text:span text:style-name="T1">60</text:span></text:p>
        </draw:rect>
        <draw:connector draw:style-name="gr5" draw:text-style-name="P3" draw:layer="layout" draw:type="curve" draw:line-skew="-1.374cm -1.788cm 0.216cm" svg:x1="14.201cm" svg:y1="1.291cm" svg:x2="16.345cm" svg:y2="1.875cm" draw:start-shape="id17" draw:start-glue-point="2" draw:end-shape="id18" draw:end-glue-point="0" svg:d="m14201 1291c0 364 1345 243 1345 271s799-114 799 313">
          <text:p/>
        </draw:connector>
        <draw:connector draw:style-name="gr5" draw:text-style-name="P3" draw:layer="layout" draw:type="curve" svg:x1="14.201cm" svg:y1="1.291cm" svg:x2="12.691cm" svg:y2="1.902cm" draw:start-shape="id17" draw:start-glue-point="2" draw:end-shape="id19" draw:end-glue-point="0" svg:d="m14201 1291c0 459-1510 154-1510 611">
          <text:p/>
        </draw:connector>
        <draw:connector draw:style-name="gr5" draw:text-style-name="P3" draw:layer="layout" draw:type="curve" svg:x1="16.345cm" svg:y1="2.407cm" svg:x2="14.992cm" svg:y2="4.718cm" draw:start-shape="id18" draw:start-glue-point="2" draw:end-shape="id20" draw:end-glue-point="0" svg:d="m16345 2407c0 1734-1353 579-1353 2311">
          <text:p/>
        </draw:connector>
        <draw:connector draw:style-name="gr5" draw:text-style-name="P3" draw:layer="layout" draw:type="curve" draw:line-skew="-1.222cm -1.487cm 0.39cm" svg:x1="16.345cm" svg:y1="2.407cm" svg:x2="18.087cm" svg:y2="3.337cm" draw:start-shape="id18" draw:start-glue-point="2" draw:end-shape="id21" draw:end-glue-point="0" svg:d="m16345 2407c0 1111 1168 741 1168 780s574-16 574 150">
          <text:p/>
        </draw:connector>
        <draw:connector draw:style-name="gr5" draw:text-style-name="P3" draw:layer="layout" draw:type="curve" svg:x1="18.087cm" svg:y1="3.869cm" svg:x2="17.178cm" svg:y2="4.727cm" draw:start-shape="id21" draw:start-glue-point="2" draw:end-shape="id22" draw:end-glue-point="0" svg:d="m18087 3869c0 643-909 215-909 858">
          <text:p/>
        </draw:connector>
        <draw:connector draw:style-name="gr5" draw:text-style-name="P3" draw:layer="layout" draw:type="curve" draw:line-skew="-0.03cm 1.803cm 1.596cm" svg:x1="18.087cm" svg:y1="3.869cm" svg:x2="19.54cm" svg:y2="4.743cm" draw:start-shape="id21" draw:start-glue-point="2" draw:end-shape="id23" draw:end-glue-point="0" svg:d="m18087 3869c0 706 891 471 891 517s562-109 562 357">
          <text:p/>
        </draw:connector>
        <draw:connector draw:style-name="gr5" draw:text-style-name="P3" draw:layer="layout" draw:type="line" svg:x1="12.691cm" svg:y1="2.434cm" svg:x2="12.758cm" svg:y2="5.897cm" draw:start-shape="id19" draw:end-shape="id24" draw:end-glue-point="0" svg:d="m12691 2434 67 3463">
          <text:p/>
        </draw:connector>
        <draw:connector draw:style-name="gr5" draw:text-style-name="P3" draw:layer="layout" draw:type="line" svg:x1="14.992cm" svg:y1="5.245cm" svg:x2="15.039cm" svg:y2="5.927cm" draw:start-shape="id20" draw:start-glue-point="2" draw:end-shape="id25" draw:end-glue-point="0" svg:d="m14992 5245 47 682">
          <text:p/>
        </draw:connector>
        <draw:connector draw:style-name="gr5" draw:text-style-name="P3" draw:layer="layout" draw:type="line" svg:x1="17.178cm" svg:y1="5.259cm" svg:x2="17.161cm" svg:y2="5.928cm" draw:start-shape="id22" draw:start-glue-point="2" draw:end-shape="id26" draw:end-glue-point="0" svg:d="m17178 5259-17 669">
          <text:p/>
        </draw:connector>
        <draw:connector draw:style-name="gr5" draw:text-style-name="P3" draw:layer="layout" draw:type="line" svg:x1="19.54cm" svg:y1="5.275cm" svg:x2="19.546cm" svg:y2="5.913cm" draw:start-shape="id23" draw:start-glue-point="2" draw:end-shape="id27" svg:d="m19540 5275 6 638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06-09-30T23:40:27</meta:creation-date>
    <dc:date>2012-01-23T18:01:23</dc:date>
    <dc:language>en-US</dc:language>
    <meta:editing-cycles>9</meta:editing-cycles>
    <meta:editing-duration>PT2H25M33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